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5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Des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uma de proyectos:</text:p>
          </table:table-cell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formula="of:=SUM([.D2:.D1873])" office:value-type="float" office:value="831233000" calcext:value-type="float">
            <text:p>831233000</text:p>
          </table:table-cell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13000" calcext:value-type="float">
            <text:p>11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3750" calcext:value-type="float">
            <text:p>5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64000" calcext:value-type="float">
            <text:p>6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3000" calcext:value-type="float">
            <text:p>2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85000" calcext:value-type="float">
            <text:p>3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945000" calcext:value-type="float">
            <text:p>9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55000" calcext:value-type="float">
            <text:p>7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520000" calcext:value-type="float">
            <text:p>5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975000" calcext:value-type="float">
            <text:p>9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30000" calcext:value-type="float">
            <text:p>3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17000" calcext:value-type="float">
            <text:p>21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50000" calcext:value-type="float">
            <text:p>4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65000" calcext:value-type="float">
            <text:p>4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660000" calcext:value-type="float">
            <text:p>6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70000" calcext:value-type="float">
            <text:p>2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76000" calcext:value-type="float">
            <text:p>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90000" calcext:value-type="float">
            <text:p>1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36000" calcext:value-type="float">
            <text:p>13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7000" calcext:value-type="float">
            <text:p>3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47000" calcext:value-type="float">
            <text:p>4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75000" calcext:value-type="float">
            <text:p>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303000" calcext:value-type="float">
            <text:p>3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45000" calcext:value-type="float">
            <text:p>6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649000" calcext:value-type="float">
            <text:p>64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85000" calcext:value-type="float">
            <text:p>2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2000" calcext:value-type="float">
            <text:p>4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07000" calcext:value-type="float">
            <text:p>10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425000" calcext:value-type="float">
            <text:p>4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16000" calcext:value-type="float">
            <text:p>2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92000" calcext:value-type="float">
            <text:p>9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38000" calcext:value-type="float">
            <text:p>1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42000" calcext:value-type="float">
            <text:p>4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90000" calcext:value-type="float">
            <text:p>3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137000" calcext:value-type="float">
            <text:p>1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60000" calcext:value-type="float">
            <text:p>2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58000" calcext:value-type="float">
            <text:p>1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21750" calcext:value-type="float">
            <text:p>21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13000" calcext:value-type="float">
            <text:p>11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3750" calcext:value-type="float">
            <text:p>5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9000" calcext:value-type="float">
            <text:p>2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3000" calcext:value-type="float">
            <text:p>2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85000" calcext:value-type="float">
            <text:p>3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850000" calcext:value-type="float">
            <text:p>8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05000" calcext:value-type="float">
            <text:p>60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72000" calcext:value-type="float">
            <text:p>4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10000" calcext:value-type="float">
            <text:p>3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25000" calcext:value-type="float">
            <text:p>7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5000" calcext:value-type="float">
            <text:p>10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15000" calcext:value-type="float">
            <text:p>3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7000" calcext:value-type="float">
            <text:p>3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520000" calcext:value-type="float">
            <text:p>5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50000" calcext:value-type="float">
            <text:p>4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15000" calcext:value-type="float">
            <text:p>1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75000" calcext:value-type="float">
            <text:p>1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10000" calcext:value-type="float">
            <text:p>4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76000" calcext:value-type="float">
            <text:p>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36000" calcext:value-type="float">
            <text:p>13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7000" calcext:value-type="float">
            <text:p>3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3000" calcext:value-type="float">
            <text:p>5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546000" calcext:value-type="float">
            <text:p>54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2000" calcext:value-type="float">
            <text:p>4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57000" calcext:value-type="float">
            <text:p>5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6000" calcext:value-type="float">
            <text:p>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42000" calcext:value-type="float">
            <text:p>4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90000" calcext:value-type="float">
            <text:p>3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137000" calcext:value-type="float">
            <text:p>1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58000" calcext:value-type="float">
            <text:p>1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21750" calcext:value-type="float">
            <text:p>21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13000" calcext:value-type="float">
            <text:p>11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3750" calcext:value-type="float">
            <text:p>5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9000" calcext:value-type="float">
            <text:p>2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3000" calcext:value-type="float">
            <text:p>2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50000" calcext:value-type="float">
            <text:p>4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845000" calcext:value-type="float">
            <text:p>8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55000" calcext:value-type="float">
            <text:p>7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82000" calcext:value-type="float">
            <text:p>78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520000" calcext:value-type="float">
            <text:p>5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975000" calcext:value-type="float">
            <text:p>9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30000" calcext:value-type="float">
            <text:p>3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17000" calcext:value-type="float">
            <text:p>21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70000" calcext:value-type="float">
            <text:p>7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50000" calcext:value-type="float">
            <text:p>4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65000" calcext:value-type="float">
            <text:p>4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580000" calcext:value-type="float">
            <text:p>5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76000" calcext:value-type="float">
            <text:p>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90000" calcext:value-type="float">
            <text:p>1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36000" calcext:value-type="float">
            <text:p>13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7000" calcext:value-type="float">
            <text:p>3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47000" calcext:value-type="float">
            <text:p>4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75000" calcext:value-type="float">
            <text:p>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303000" calcext:value-type="float">
            <text:p>3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45000" calcext:value-type="float">
            <text:p>6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99000" calcext:value-type="float">
            <text:p>39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40000" calcext:value-type="float">
            <text:p>1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15000" calcext:value-type="float">
            <text:p>2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2000" calcext:value-type="float">
            <text:p>4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07000" calcext:value-type="float">
            <text:p>10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425000" calcext:value-type="float">
            <text:p>4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6000" calcext:value-type="float">
            <text:p>1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92000" calcext:value-type="float">
            <text:p>9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138000" calcext:value-type="float">
            <text:p>1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42000" calcext:value-type="float">
            <text:p>4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90000" calcext:value-type="float">
            <text:p>3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137000" calcext:value-type="float">
            <text:p>1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60000" calcext:value-type="float">
            <text:p>2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58000" calcext:value-type="float">
            <text:p>1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21750" calcext:value-type="float">
            <text:p>21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13000" calcext:value-type="float">
            <text:p>11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3750" calcext:value-type="float">
            <text:p>5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64000" calcext:value-type="float">
            <text:p>6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3000" calcext:value-type="float">
            <text:p>2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00000" calcext:value-type="float">
            <text:p>4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85000" calcext:value-type="float">
            <text:p>3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50000" calcext:value-type="float">
            <text:p>4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95000" calcext:value-type="float">
            <text:p>4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55000" calcext:value-type="float">
            <text:p>7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22000" calcext:value-type="float">
            <text:p>3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60000" calcext:value-type="float">
            <text:p>3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40000" calcext:value-type="float">
            <text:p>4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05000" calcext:value-type="float">
            <text:p>70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05000" calcext:value-type="float">
            <text:p>10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15000" calcext:value-type="float">
            <text:p>3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7000" calcext:value-type="float">
            <text:p>3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20000" calcext:value-type="float">
            <text:p>4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65000" calcext:value-type="float">
            <text:p>4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75000" calcext:value-type="float">
            <text:p>1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660000" calcext:value-type="float">
            <text:p>6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76000" calcext:value-type="float">
            <text:p>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7000" calcext:value-type="float">
            <text:p>3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47000" calcext:value-type="float">
            <text:p>4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90000" calcext:value-type="float">
            <text:p>29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110000" calcext:value-type="float">
            <text:p>1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303000" calcext:value-type="float">
            <text:p>3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590000" calcext:value-type="float">
            <text:p>5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15000" calcext:value-type="float">
            <text:p>3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34000" calcext:value-type="float">
            <text:p>3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2000" calcext:value-type="float">
            <text:p>4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float" office:value="57000" calcext:value-type="float">
            <text:p>5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16000" calcext:value-type="float">
            <text:p>1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92000" calcext:value-type="float">
            <text:p>9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42000" calcext:value-type="float">
            <text:p>4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130000" calcext:value-type="float">
            <text:p>1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137000" calcext:value-type="float">
            <text:p>1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21750" calcext:value-type="float">
            <text:p>21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92750" calcext:value-type="float">
            <text:p>9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25000" calcext:value-type="float">
            <text:p>2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61000" calcext:value-type="float">
            <text:p>26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14000" calcext:value-type="float">
            <text:p>31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28750" calcext:value-type="float">
            <text:p>428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76000" calcext:value-type="float">
            <text:p>1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93750" calcext:value-type="float">
            <text:p>49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92000" calcext:value-type="float">
            <text:p>49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15250" calcext:value-type="float">
            <text:p>41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29750" calcext:value-type="float">
            <text:p>429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17500" calcext:value-type="float">
            <text:p>71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71750" calcext:value-type="float">
            <text:p>57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441250" calcext:value-type="float">
            <text:p>144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808500" calcext:value-type="float">
            <text:p>180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24000" calcext:value-type="float">
            <text:p>4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05000" calcext:value-type="float">
            <text:p>9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175000" calcext:value-type="float">
            <text:p>21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28000" calcext:value-type="float">
            <text:p>202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01750" calcext:value-type="float">
            <text:p>140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65750" calcext:value-type="float">
            <text:p>1765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86500" calcext:value-type="float">
            <text:p>148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962000" calcext:value-type="float">
            <text:p>19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80000" calcext:value-type="float">
            <text:p>17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727000" calcext:value-type="float">
            <text:p>272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938000" calcext:value-type="float">
            <text:p>19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838000" calcext:value-type="float">
            <text:p>28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38000" calcext:value-type="float">
            <text:p>17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171000" calcext:value-type="float">
            <text:p>317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29000" calcext:value-type="float">
            <text:p>302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721000" calcext:value-type="float">
            <text:p>372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556000" calcext:value-type="float">
            <text:p>255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35000" calcext:value-type="float">
            <text:p>36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839000" calcext:value-type="float">
            <text:p>283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983000" calcext:value-type="float">
            <text:p>398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327000" calcext:value-type="float">
            <text:p>332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816000" calcext:value-type="float">
            <text:p>281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296000" calcext:value-type="float">
            <text:p>529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936000" calcext:value-type="float">
            <text:p>49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312000" calcext:value-type="float">
            <text:p>531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151000" calcext:value-type="float">
            <text:p>415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968000" calcext:value-type="float">
            <text:p>496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694000" calcext:value-type="float">
            <text:p>569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218000" calcext:value-type="float">
            <text:p>52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246000" calcext:value-type="float">
            <text:p>624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280000" calcext:value-type="float">
            <text:p>72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255000" calcext:value-type="float">
            <text:p>52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666000" calcext:value-type="float">
            <text:p>766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723000" calcext:value-type="float">
            <text:p>6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916500" calcext:value-type="float">
            <text:p>791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013000" calcext:value-type="float">
            <text:p>40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833000" calcext:value-type="float">
            <text:p>483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51000" calcext:value-type="float">
            <text:p>25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2750" calcext:value-type="float">
            <text:p>5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51000" calcext:value-type="float">
            <text:p>25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64000" calcext:value-type="float">
            <text:p>26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2000" calcext:value-type="float">
            <text:p>10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06750" calcext:value-type="float">
            <text:p>206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88000" calcext:value-type="float">
            <text:p>18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9750" calcext:value-type="float">
            <text:p>59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57000" calcext:value-type="float">
            <text:p>15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2000" calcext:value-type="float">
            <text:p>3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1250" calcext:value-type="float">
            <text:p>21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750" calcext:value-type="float">
            <text:p>21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0250" calcext:value-type="float">
            <text:p>60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5000" calcext:value-type="float">
            <text:p>10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24500" calcext:value-type="float">
            <text:p>22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0250" calcext:value-type="float">
            <text:p>60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7500" calcext:value-type="float">
            <text:p>50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15000" calcext:value-type="float">
            <text:p>1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86750" calcext:value-type="float">
            <text:p>386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49250" calcext:value-type="float">
            <text:p>949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2000" calcext:value-type="float">
            <text:p>40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88500" calcext:value-type="float">
            <text:p>28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4000" calcext:value-type="float">
            <text:p>7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15000" calcext:value-type="float">
            <text:p>1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30000" calcext:value-type="float">
            <text:p>1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70000" calcext:value-type="float">
            <text:p>6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5000" calcext:value-type="float">
            <text:p>1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3000" calcext:value-type="float">
            <text:p>6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3000" calcext:value-type="float">
            <text:p>1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60000" calcext:value-type="float">
            <text:p>3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2000" calcext:value-type="float">
            <text:p>10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438000" calcext:value-type="float">
            <text:p>4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11750" calcext:value-type="float">
            <text:p>91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85000" calcext:value-type="float">
            <text:p>1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80000" calcext:value-type="float">
            <text:p>9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61000" calcext:value-type="float">
            <text:p>26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44750" calcext:value-type="float">
            <text:p>344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76000" calcext:value-type="float">
            <text:p>67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2000" calcext:value-type="float">
            <text:p>2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72500" calcext:value-type="float">
            <text:p>37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6000" calcext:value-type="float">
            <text:p>6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75000" calcext:value-type="float">
            <text:p>9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45000" calcext:value-type="float">
            <text:p>3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57000" calcext:value-type="float">
            <text:p>35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7000" calcext:value-type="float">
            <text:p>12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103000" calcext:value-type="float">
            <text:p>11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6000" calcext:value-type="float">
            <text:p>6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6000" calcext:value-type="float">
            <text:p>25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65000" calcext:value-type="float">
            <text:p>2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81000" calcext:value-type="float">
            <text:p>148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52000" calcext:value-type="float">
            <text:p>5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676000" calcext:value-type="float">
            <text:p>67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93000" calcext:value-type="float">
            <text:p>19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3000" calcext:value-type="float">
            <text:p>13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90000" calcext:value-type="float">
            <text:p>2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15000" calcext:value-type="float">
            <text:p>2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57000" calcext:value-type="float">
            <text:p>15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52000" calcext:value-type="float">
            <text:p>35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93000" calcext:value-type="float">
            <text:p>179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36000" calcext:value-type="float">
            <text:p>33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47000" calcext:value-type="float">
            <text:p>24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30000" calcext:value-type="float">
            <text:p>2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01000" calcext:value-type="float">
            <text:p>12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7000" calcext:value-type="float">
            <text:p>14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000" calcext:value-type="float">
            <text:p>1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18000" calcext:value-type="float">
            <text:p>11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542000" calcext:value-type="float">
            <text:p>54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08000" calcext:value-type="float">
            <text:p>3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90000" calcext:value-type="float">
            <text:p>2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96000" calcext:value-type="float">
            <text:p>209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55000" calcext:value-type="float">
            <text:p>4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85000" calcext:value-type="float">
            <text:p>2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168000" calcext:value-type="float">
            <text:p>11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90000" calcext:value-type="float">
            <text:p>2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5000" calcext:value-type="float">
            <text:p>1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09000" calcext:value-type="float">
            <text:p>10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85000" calcext:value-type="float">
            <text:p>48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94000" calcext:value-type="float">
            <text:p>29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71000" calcext:value-type="float">
            <text:p>247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1000" calcext:value-type="float">
            <text:p>15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94000" calcext:value-type="float">
            <text:p>89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5000" calcext:value-type="float">
            <text:p>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74000" calcext:value-type="float">
            <text:p>27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20000" calcext:value-type="float">
            <text:p>2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83000" calcext:value-type="float">
            <text:p>58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17000" calcext:value-type="float">
            <text:p>9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5000" calcext:value-type="float">
            <text:p>1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0000" calcext:value-type="float">
            <text:p>1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51000" calcext:value-type="float">
            <text:p>235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10000" calcext:value-type="float">
            <text:p>4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10000" calcext:value-type="float">
            <text:p>5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2000" calcext:value-type="float">
            <text:p>8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80000" calcext:value-type="float">
            <text:p>8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10000" calcext:value-type="float">
            <text:p>1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38000" calcext:value-type="float">
            <text:p>1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95000" calcext:value-type="float">
            <text:p>4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20000" calcext:value-type="float">
            <text:p>3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10000" calcext:value-type="float">
            <text:p>4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11000" calcext:value-type="float">
            <text:p>21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34000" calcext:value-type="float">
            <text:p>243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5000" calcext:value-type="float">
            <text:p>1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7000" calcext:value-type="float">
            <text:p>20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995000" calcext:value-type="float">
            <text:p>19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03000" calcext:value-type="float">
            <text:p>10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5000" calcext:value-type="float">
            <text:p>20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93000" calcext:value-type="float">
            <text:p>39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85000" calcext:value-type="float">
            <text:p>368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54000" calcext:value-type="float">
            <text:p>55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745000" calcext:value-type="float">
            <text:p>7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2000" calcext:value-type="float">
            <text:p>10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897000" calcext:value-type="float">
            <text:p>289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71000" calcext:value-type="float">
            <text:p>17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46000" calcext:value-type="float">
            <text:p>104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60000" calcext:value-type="float">
            <text:p>3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90000" calcext:value-type="float">
            <text:p>2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421000" calcext:value-type="float">
            <text:p>342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60000" calcext:value-type="float">
            <text:p>6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11000" calcext:value-type="float">
            <text:p>6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15000" calcext:value-type="float">
            <text:p>2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291000" calcext:value-type="float">
            <text:p>329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50000" calcext:value-type="float">
            <text:p>5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86000" calcext:value-type="float">
            <text:p>18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20000" calcext:value-type="float">
            <text:p>4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90000" calcext:value-type="float">
            <text:p>1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113000" calcext:value-type="float">
            <text:p>31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85000" calcext:value-type="float">
            <text:p>1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65000" calcext:value-type="float">
            <text:p>96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85000" calcext:value-type="float">
            <text:p>3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56000" calcext:value-type="float">
            <text:p>45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93000" calcext:value-type="float">
            <text:p>89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70000" calcext:value-type="float">
            <text:p>27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49000" calcext:value-type="float">
            <text:p>354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30000" calcext:value-type="float">
            <text:p>3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13000" calcext:value-type="float">
            <text:p>21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90000" calcext:value-type="float">
            <text:p>69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66000" calcext:value-type="float">
            <text:p>16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26000" calcext:value-type="float">
            <text:p>62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309000" calcext:value-type="float">
            <text:p>430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85000" calcext:value-type="float">
            <text:p>98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06000" calcext:value-type="float">
            <text:p>20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5000" calcext:value-type="float">
            <text:p>1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66000" calcext:value-type="float">
            <text:p>35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87000" calcext:value-type="float">
            <text:p>38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39000" calcext:value-type="float">
            <text:p>439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7000" calcext:value-type="float">
            <text:p>58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706000" calcext:value-type="float">
            <text:p>370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10000" calcext:value-type="float">
            <text:p>4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91000" calcext:value-type="float">
            <text:p>29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708000" calcext:value-type="float">
            <text:p>47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15000" calcext:value-type="float">
            <text:p>7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76000" calcext:value-type="float">
            <text:p>5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60000" calcext:value-type="float">
            <text:p>8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47000" calcext:value-type="float">
            <text:p>54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683000" calcext:value-type="float">
            <text:p>268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40000" calcext:value-type="float">
            <text:p>4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275000" calcext:value-type="float">
            <text:p>12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28000" calcext:value-type="float">
            <text:p>32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636000" calcext:value-type="float">
            <text:p>56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40000" calcext:value-type="float">
            <text:p>4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20000" calcext:value-type="float">
            <text:p>4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95000" calcext:value-type="float">
            <text:p>4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443000" calcext:value-type="float">
            <text:p>344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95000" calcext:value-type="float">
            <text:p>10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339000" calcext:value-type="float">
            <text:p>533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31000" calcext:value-type="float">
            <text:p>53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88500" calcext:value-type="float">
            <text:p>1288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08000" calcext:value-type="float">
            <text:p>40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85000" calcext:value-type="float">
            <text:p>3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30000" calcext:value-type="float">
            <text:p>7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70000" calcext:value-type="float">
            <text:p>3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32000" calcext:value-type="float">
            <text:p>33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028000" calcext:value-type="float">
            <text:p>302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95000" calcext:value-type="float">
            <text:p>3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20000" calcext:value-type="float">
            <text:p>7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58000" calcext:value-type="float">
            <text:p>35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01000" calcext:value-type="float">
            <text:p>20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92750" calcext:value-type="float">
            <text:p>9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25000" calcext:value-type="float">
            <text:p>2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76000" calcext:value-type="float">
            <text:p>7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15000" calcext:value-type="float">
            <text:p>1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66000" calcext:value-type="float">
            <text:p>2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33750" calcext:value-type="float">
            <text:p>33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3750" calcext:value-type="float">
            <text:p>37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12500" calcext:value-type="float">
            <text:p>1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9500" calcext:value-type="float">
            <text:p>379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0250" calcext:value-type="float">
            <text:p>370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2000" calcext:value-type="float">
            <text:p>9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87750" calcext:value-type="float">
            <text:p>28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5000" calcext:value-type="float">
            <text:p>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52500" calcext:value-type="float">
            <text:p>65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71750" calcext:value-type="float">
            <text:p>57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66000" calcext:value-type="float">
            <text:p>2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55000" calcext:value-type="float">
            <text:p>1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20250" calcext:value-type="float">
            <text:p>1020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748500" calcext:value-type="float">
            <text:p>174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35000" calcext:value-type="float">
            <text:p>7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5000" calcext:value-type="float">
            <text:p>200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000" calcext:value-type="float">
            <text:p>13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818000" calcext:value-type="float">
            <text:p>18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01750" calcext:value-type="float">
            <text:p>140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425000" calcext:value-type="float">
            <text:p>4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40750" calcext:value-type="float">
            <text:p>1340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6500" calcext:value-type="float">
            <text:p>135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9000" calcext:value-type="float">
            <text:p>20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498000" calcext:value-type="float">
            <text:p>249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938000" calcext:value-type="float">
            <text:p>19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803000" calcext:value-type="float">
            <text:p>280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38000" calcext:value-type="float">
            <text:p>17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93000" calcext:value-type="float">
            <text:p>109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7000" calcext:value-type="float">
            <text:p>9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74000" calcext:value-type="float">
            <text:p>307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22000" calcext:value-type="float">
            <text:p>1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9000" calcext:value-type="float">
            <text:p>24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3000" calcext:value-type="float">
            <text:p>4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20000" calcext:value-type="float">
            <text:p>4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258000" calcext:value-type="float">
            <text:p>325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76000" calcext:value-type="float">
            <text:p>237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85000" calcext:value-type="float">
            <text:p>1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52000" calcext:value-type="float">
            <text:p>8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598000" calcext:value-type="float">
            <text:p>259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60000" calcext:value-type="float">
            <text:p>2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46000" calcext:value-type="float">
            <text:p>234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05000" calcext:value-type="float">
            <text:p>40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97000" calcext:value-type="float">
            <text:p>69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37000" calcext:value-type="float">
            <text:p>17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025000" calcext:value-type="float">
            <text:p>10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00000" calcext:value-type="float">
            <text:p>8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3000" calcext:value-type="float">
            <text:p>24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855000" calcext:value-type="float">
            <text:p>85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18000" calcext:value-type="float">
            <text:p>171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912000" calcext:value-type="float">
            <text:p>191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184000" calcext:value-type="float">
            <text:p>318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75000" calcext:value-type="float">
            <text:p>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336000" calcext:value-type="float">
            <text:p>13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601000" calcext:value-type="float">
            <text:p>36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501000" calcext:value-type="float">
            <text:p>25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60000" calcext:value-type="float">
            <text:p>7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881000" calcext:value-type="float">
            <text:p>288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38000" calcext:value-type="float">
            <text:p>353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809000" calcext:value-type="float">
            <text:p>380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61000" calcext:value-type="float">
            <text:p>96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162000" calcext:value-type="float">
            <text:p>416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145000" calcext:value-type="float">
            <text:p>51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02000" calcext:value-type="float">
            <text:p>80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5000" calcext:value-type="float">
            <text:p>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248000" calcext:value-type="float">
            <text:p>52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06000" calcext:value-type="float">
            <text:p>60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178000" calcext:value-type="float">
            <text:p>517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711000" calcext:value-type="float">
            <text:p>171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44000" calcext:value-type="float">
            <text:p>354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376000" calcext:value-type="float">
            <text:p>23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40000" calcext:value-type="float">
            <text:p>50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113000" calcext:value-type="float">
            <text:p>51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60000" calcext:value-type="float">
            <text:p>9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925000" calcext:value-type="float">
            <text:p>9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031500" calcext:value-type="float">
            <text:p>603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95000" calcext:value-type="float">
            <text:p>4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368000" calcext:value-type="float">
            <text:p>336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15000" calcext:value-type="float">
            <text:p>3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80000" calcext:value-type="float">
            <text:p>8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638000" calcext:value-type="float">
            <text:p>363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41000" calcext:value-type="float">
            <text:p>14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92750" calcext:value-type="float">
            <text:p>92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25000" calcext:value-type="float">
            <text:p>2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46000" calcext:value-type="float">
            <text:p>14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15000" calcext:value-type="float">
            <text:p>1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66000" calcext:value-type="float">
            <text:p>2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33750" calcext:value-type="float">
            <text:p>33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3750" calcext:value-type="float">
            <text:p>373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000" calcext:value-type="float">
            <text:p>3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5500" calcext:value-type="float">
            <text:p>75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9500" calcext:value-type="float">
            <text:p>379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70250" calcext:value-type="float">
            <text:p>370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12000" calcext:value-type="float">
            <text:p>1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87750" calcext:value-type="float">
            <text:p>28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5000" calcext:value-type="float">
            <text:p>6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652500" calcext:value-type="float">
            <text:p>65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71750" calcext:value-type="float">
            <text:p>57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21000" calcext:value-type="float">
            <text:p>42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020250" calcext:value-type="float">
            <text:p>1020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748500" calcext:value-type="float">
            <text:p>1748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" calcext:value-type="float">
            <text:p>2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735000" calcext:value-type="float">
            <text:p>73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0000" calcext:value-type="float">
            <text:p>1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5000" calcext:value-type="float">
            <text:p>200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818000" calcext:value-type="float">
            <text:p>18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01750" calcext:value-type="float">
            <text:p>140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40750" calcext:value-type="float">
            <text:p>1340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0000" calcext:value-type="float">
            <text:p>1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6500" calcext:value-type="float">
            <text:p>135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9000" calcext:value-type="float">
            <text:p>209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498000" calcext:value-type="float">
            <text:p>249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938000" calcext:value-type="float">
            <text:p>19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803000" calcext:value-type="float">
            <text:p>280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738000" calcext:value-type="float">
            <text:p>173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93000" calcext:value-type="float">
            <text:p>109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7000" calcext:value-type="float">
            <text:p>9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74000" calcext:value-type="float">
            <text:p>307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22000" calcext:value-type="float">
            <text:p>1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44000" calcext:value-type="float">
            <text:p>24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63000" calcext:value-type="float">
            <text:p>16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258000" calcext:value-type="float">
            <text:p>325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80000" calcext:value-type="float">
            <text:p>18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76000" calcext:value-type="float">
            <text:p>237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15000" calcext:value-type="float">
            <text:p>4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62000" calcext:value-type="float">
            <text:p>36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60000" calcext:value-type="float">
            <text:p>26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598000" calcext:value-type="float">
            <text:p>259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45000" calcext:value-type="float">
            <text:p>6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0000" calcext:value-type="float">
            <text:p>6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46000" calcext:value-type="float">
            <text:p>234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55000" calcext:value-type="float">
            <text:p>3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747000" calcext:value-type="float">
            <text:p>74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37000" calcext:value-type="float">
            <text:p>1737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645000" calcext:value-type="float">
            <text:p>64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430000" calcext:value-type="float">
            <text:p>43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40000" calcext:value-type="float">
            <text:p>3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590000" calcext:value-type="float">
            <text:p>59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15000" calcext:value-type="float">
            <text:p>31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783000" calcext:value-type="float">
            <text:p>78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718000" calcext:value-type="float">
            <text:p>171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912000" calcext:value-type="float">
            <text:p>91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3184000" calcext:value-type="float">
            <text:p>318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52000" calcext:value-type="float">
            <text:p>25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76000" calcext:value-type="float">
            <text:p>1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74000" calcext:value-type="float">
            <text:p>77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27000" calcext:value-type="float">
            <text:p>52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10000" calcext:value-type="float">
            <text:p>4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601000" calcext:value-type="float">
            <text:p>36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90000" calcext:value-type="float">
            <text:p>3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501000" calcext:value-type="float">
            <text:p>25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75000" calcext:value-type="float">
            <text:p>6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881000" calcext:value-type="float">
            <text:p>288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05000" calcext:value-type="float">
            <text:p>70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95000" calcext:value-type="float">
            <text:p>49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38000" calcext:value-type="float">
            <text:p>353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40000" calcext:value-type="float">
            <text:p>94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75000" calcext:value-type="float">
            <text:p>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809000" calcext:value-type="float">
            <text:p>380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76000" calcext:value-type="float">
            <text:p>87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162000" calcext:value-type="float">
            <text:p>416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75000" calcext:value-type="float">
            <text:p>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26000" calcext:value-type="float">
            <text:p>22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145000" calcext:value-type="float">
            <text:p>514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32000" calcext:value-type="float">
            <text:p>43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860000" calcext:value-type="float">
            <text:p>8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248000" calcext:value-type="float">
            <text:p>524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946000" calcext:value-type="float">
            <text:p>94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156000" calcext:value-type="float">
            <text:p>115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178000" calcext:value-type="float">
            <text:p>517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01000" calcext:value-type="float">
            <text:p>6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3544000" calcext:value-type="float">
            <text:p>354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54000" calcext:value-type="float">
            <text:p>135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40000" calcext:value-type="float">
            <text:p>50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15000" calcext:value-type="float">
            <text:p>5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75000" calcext:value-type="float">
            <text:p>6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420000" calcext:value-type="float">
            <text:p>4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113000" calcext:value-type="float">
            <text:p>51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770000" calcext:value-type="float">
            <text:p>7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95000" calcext:value-type="float">
            <text:p>89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031500" calcext:value-type="float">
            <text:p>603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20000" calcext:value-type="float">
            <text:p>2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70000" calcext:value-type="float">
            <text:p>3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368000" calcext:value-type="float">
            <text:p>336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70000" calcext:value-type="float">
            <text:p>5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25000" calcext:value-type="float">
            <text:p>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638000" calcext:value-type="float">
            <text:p>363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41000" calcext:value-type="float">
            <text:p>14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9:06:53.882632033</dc:date>
    <meta:editing-duration>PT3M26S</meta:editing-duration>
    <meta:editing-cycles>1</meta:editing-cycles>
    <meta:document-statistic meta:table-count="1" meta:cell-count="13113" meta:object-count="0"/>
    <meta:generator>LibreOffice/5.1.6.2$Linux_X86_64 LibreOffice_project/10m0$Build-2</meta:generator>
  </office:meta>
</office:document-meta>
</file>